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cm" svg:y1="14.3cm" svg:x2="11cm" svg:y2="14.2cm">
          <text:p/>
        </draw:line>
        <draw:line draw:style-name="gr1" draw:text-style-name="P1" draw:layer="layout" svg:x1="3.9cm" svg:y1="14.3cm" svg:x2="4cm" svg:y2="7.7cm">
          <text:p/>
        </draw:line>
        <draw:frame draw:style-name="gr2" draw:text-style-name="P2" draw:layer="layout" svg:width="1.632cm" svg:height="0.962cm" svg:x="6.3cm" svg:y="14.4cm">
          <draw:text-box>
            <text:p>I (p)</text:p>
          </draw:text-box>
        </draw:frame>
        <draw:frame draw:style-name="gr3" draw:text-style-name="P3" draw:layer="layout" svg:width="0.752cm" svg:height="0.806cm" svg:x="6.5cm" svg:y="14.9cm">
          <draw:text-box>
            <text:p><text:span text:style-name="T1">k</text:span></text:p>
          </draw:text-box>
        </draw:frame>
        <draw:frame draw:style-name="gr4" draw:text-style-name="P2" draw:layer="layout" svg:width="1.912cm" svg:height="0.962cm" svg:x="1.9cm" svg:y="11.4cm">
          <draw:text-box>
            <text:p>N (p)</text:p>
          </draw:text-box>
        </draw:frame>
        <draw:frame draw:style-name="gr3" draw:text-style-name="P3" draw:layer="layout" svg:width="0.752cm" svg:height="0.806cm" svg:x="2.3cm" svg:y="11.9cm">
          <draw:text-box>
            <text:p><text:span text:style-name="T1">k</text:span></text:p>
          </draw:text-box>
        </draw:frame>
        <draw:line draw:style-name="gr5" draw:text-style-name="P1" draw:layer="layout" svg:x1="5.7cm" svg:y1="14.2cm" svg:x2="8.6cm" svg:y2="8.2cm">
          <text:p/>
        </draw:line>
        <draw:line draw:style-name="gr6" draw:text-style-name="P1" draw:layer="layout" svg:x1="3.9cm" svg:y1="12.1cm" svg:x2="6.8cm" svg:y2="12.1cm">
          <text:p/>
        </draw:line>
        <draw:line draw:style-name="gr7" draw:text-style-name="P1" draw:layer="layout" svg:x1="6.7cm" svg:y1="12.1cm" svg:x2="6.7cm" svg:y2="14.2cm">
          <text:p/>
        </draw:line>
        <draw:frame draw:style-name="gr8" draw:text-style-name="P2" draw:layer="layout" svg:width="1.522cm" svg:height="0.962cm" svg:x="5cm" svg:y="14.3cm">
          <draw:text-box>
            <text:p>min</text:p>
          </draw:text-box>
        </draw:frame>
        <draw:frame draw:style-name="gr9" draw:text-style-name="P2" draw:layer="layout" svg:width="1.7cm" svg:height="0.962cm" svg:x="7.8cm" svg:y="14.3cm">
          <draw:text-box>
            <text:p>max</text:p>
          </draw:text-box>
        </draw:frame>
        <draw:line draw:style-name="gr7" draw:text-style-name="P1" draw:layer="layout" svg:x1="8.6cm" svg:y1="8.3cm" svg:x2="8.5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16T10:37:20.817158779</dc:date>
    <meta:editing-duration>PT1H1M33S</meta:editing-duration>
    <meta:editing-cycles>11</meta:editing-cycles>
    <meta:generator>LibreOffice/5.1.6.2$Linux_X86_64 LibreOffice_project/10m0$Build-2</meta:generator>
    <meta:document-statistic meta:object-count="12"/>
  </office:meta>
</office:document-meta>
</file>